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bylonianAprroxSquareRoot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ind the Square roo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string">
            <text:p><text:s/>= n</text:p>
          </table:table-cell>
        </table:table-row>
        <table:table-row table:style-name="ro1">
          <table:table-cell table:number-columns-repeated="2"/>
          <table:table-cell table:formula="of:=[.C5]/2" office:value-type="float" office:value="5000">
            <text:p>5000</text:p>
          </table:table-cell>
          <table:table-cell office:value-type="string">
            <text:p><text:s/>= 1) Initial Guess n/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6]" office:value-type="float" office:value="2">
            <text:p>2</text:p>
          </table:table-cell>
          <table:table-cell office:value-type="string">
            <text:p><text:s/>= 2) r First Pass</text:p>
          </table:table-cell>
        </table:table-row>
        <table:table-row table:style-name="ro1">
          <table:table-cell table:number-columns-repeated="2"/>
          <table:table-cell table:formula="of:=([.C6]+[.C8])/2" office:value-type="float" office:value="2501">
            <text:p>2501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9]" office:value-type="float" office:value="3.9984006397441">
            <text:p>3.9984006397</text:p>
          </table:table-cell>
          <table:table-cell office:value-type="string">
            <text:p><text:s/>= 2) r Second Pass</text:p>
          </table:table-cell>
        </table:table-row>
        <table:table-row table:style-name="ro1">
          <table:table-cell table:number-columns-repeated="2"/>
          <table:table-cell table:formula="of:=([.C9]+[.C11])/2" office:value-type="float" office:value="1252.49920031987">
            <text:p>1252.4992003199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12]" office:value-type="float" office:value="7.98403703367326">
            <text:p>7.9840370337</text:p>
          </table:table-cell>
          <table:table-cell office:value-type="string">
            <text:p><text:s/>= 2) r Third Pass</text:p>
          </table:table-cell>
        </table:table-row>
        <table:table-row table:style-name="ro1">
          <table:table-cell table:number-columns-repeated="2"/>
          <table:table-cell table:formula="of:=([.C12]+[.C14])/2" office:value-type="float" office:value="630.241618676773">
            <text:p>630.2416186768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15]" office:value-type="float" office:value="15.8669305606881">
            <text:p>15.8669305607</text:p>
          </table:table-cell>
          <table:table-cell office:value-type="string">
            <text:p><text:s/>= 2) r Fourth Pass</text:p>
          </table:table-cell>
        </table:table-row>
        <table:table-row table:style-name="ro1">
          <table:table-cell table:number-columns-repeated="2"/>
          <table:table-cell table:formula="of:=([.C15]+[.C17])/2" office:value-type="float" office:value="323.05427461873">
            <text:p>323.0542746187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18]" office:value-type="float" office:value="30.9545509397826">
            <text:p>30.9545509398</text:p>
          </table:table-cell>
          <table:table-cell office:value-type="string">
            <text:p><text:s/>= 2) r Fifth Pass</text:p>
          </table:table-cell>
        </table:table-row>
        <table:table-row table:style-name="ro1">
          <table:table-cell table:number-columns-repeated="2"/>
          <table:table-cell table:formula="of:=([.C18]+[.C20])/2" office:value-type="float" office:value="177.004412779256">
            <text:p>177.0044127793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21]" office:value-type="float" office:value="56.4957666477563">
            <text:p>56.4957666478</text:p>
          </table:table-cell>
          <table:table-cell office:value-type="string">
            <text:p><text:s/>= 2) r Sixth Pass</text:p>
          </table:table-cell>
        </table:table-row>
        <table:table-row table:style-name="ro1">
          <table:table-cell table:number-columns-repeated="2"/>
          <table:table-cell table:formula="of:=([.C21]+[.C23])/2" office:value-type="float" office:value="116.750089713506">
            <text:p>116.7500897135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24]" office:value-type="float" office:value="85.6530391071994">
            <text:p>85.6530391072</text:p>
          </table:table-cell>
          <table:table-cell office:value-type="string">
            <text:p><text:s/>= 2) r Seventh Pass</text:p>
          </table:table-cell>
        </table:table-row>
        <table:table-row table:style-name="ro1">
          <table:table-cell table:number-columns-repeated="2"/>
          <table:table-cell table:formula="of:=([.C24]+[.C26])/2" office:value-type="float" office:value="101.201564410353">
            <text:p>101.2015644104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formula="of:=[.$C$5]/[.C27]" office:value-type="float" office:value="98.8127017429486">
            <text:p>98.8127017429</text:p>
          </table:table-cell>
          <table:table-cell office:value-type="string">
            <text:p><text:s/>= 2) r Eigth Pass</text:p>
          </table:table-cell>
        </table:table-row>
        <table:table-row table:style-name="ro1">
          <table:table-cell table:number-columns-repeated="2"/>
          <table:table-cell table:formula="of:=([.C27]+[.C29])/2" office:value-type="float" office:value="100.007133076651">
            <text:p>100.0071330767</text:p>
          </table:table-cell>
          <table:table-cell office:value-type="string">
            <text:p><text:s/>= 3) guess Average the Result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formula="of:=[.C29]*[.C30]" office:value-type="float" office:value="9881.97501287046">
            <text:p>9881.9750128705</text:p>
          </table:table-cell>
          <table:table-cell office:value-type="string">
            <text:p><text:s/>= Square of the Guess and R</text:p>
          </table:table-cell>
        </table:table-row>
        <table:table-row table:style-name="ro1">
          <table:table-cell table:number-columns-repeated="2"/>
          <table:table-cell table:formula="of:=SQRT([.C5])" office:value-type="float" office:value="100">
            <text:p>100</text:p>
          </table:table-cell>
          <table:table-cell office:value-type="string">
            <text:p><text:s/>= Sqrt(5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9/20/2016</text:date>, <text:time>10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0:48:06.95</meta:creation-date>
    <meta:editing-duration>PT37M45S</meta:editing-duration>
    <meta:editing-cycles>3</meta:editing-cycles>
    <meta:generator>OpenOffice/4.1.2$Win32 OpenOffice.org_project/412m3$Build-9782</meta:generator>
    <meta:initial-creator>RCC RCCD</meta:initial-creator>
    <dc:date>2016-09-20T10:53:44.55</dc:date>
    <dc:creator>RCC RCCD</dc:creator>
    <meta:document-statistic meta:table-count="1" meta:cell-count="41" meta:object-count="0"/>
  </office:meta>
</office:document-meta>
</file>